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officeooo:paragraph-rsid="00213a70"/>
    </style:style>
    <style:style style:name="P4" style:family="paragraph" style:parent-style-name="Standard">
      <style:text-properties fo:color="#000000" officeooo:rsid="0045cb97" officeooo:paragraph-rsid="0045cb97"/>
    </style:style>
    <style:style style:name="P5" style:family="paragraph" style:parent-style-name="Standard">
      <style:text-properties officeooo:rsid="00157564" officeooo:paragraph-rsid="00213a70"/>
    </style:style>
    <style:style style:name="P6" style:family="paragraph" style:parent-style-name="Standard">
      <style:text-properties officeooo:rsid="00168009" officeooo:paragraph-rsid="00213a70"/>
    </style:style>
    <style:style style:name="P7" style:family="paragraph" style:parent-style-name="Standard">
      <style:text-properties officeooo:rsid="0016cd8a" officeooo:paragraph-rsid="00213a70"/>
    </style:style>
    <style:style style:name="P8" style:family="paragraph" style:parent-style-name="Standard">
      <style:text-properties officeooo:rsid="001a239d" officeooo:paragraph-rsid="00213a70"/>
    </style:style>
    <style:style style:name="P9" style:family="paragraph" style:parent-style-name="Standard">
      <style:text-properties officeooo:paragraph-rsid="00213a70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fo:color="#000000"/>
    </style:style>
    <style:style style:name="P12" style:family="paragraph" style:parent-style-name="Standard">
      <style:text-properties fo:color="#000000" officeooo:rsid="0045e996" officeooo:paragraph-rsid="0045e996"/>
    </style:style>
    <style:style style:name="P13" style:family="paragraph" style:parent-style-name="Standard">
      <style:text-properties fo:color="#000000" officeooo:rsid="0045e996" officeooo:paragraph-rsid="004f024f"/>
    </style:style>
    <style:style style:name="P14" style:family="paragraph" style:parent-style-name="Standard">
      <style:text-properties fo:color="#000000" officeooo:rsid="001f9b24" officeooo:paragraph-rsid="00213a70"/>
    </style:style>
    <style:style style:name="P15" style:family="paragraph" style:parent-style-name="Standard">
      <style:text-properties fo:color="#000000" officeooo:paragraph-rsid="001b4109"/>
    </style:style>
    <style:style style:name="P16" style:family="paragraph" style:parent-style-name="Standard">
      <style:text-properties fo:color="#000000" officeooo:rsid="00434f2d" officeooo:paragraph-rsid="004f024f"/>
    </style:style>
    <style:style style:name="P17" style:family="paragraph" style:parent-style-name="Standard">
      <style:text-properties fo:color="#000000" officeooo:rsid="0045cb97" officeooo:paragraph-rsid="004f024f"/>
    </style:style>
    <style:style style:name="T1" style:family="text">
      <style:text-properties officeooo:rsid="00157564"/>
    </style:style>
    <style:style style:name="T2" style:family="text">
      <style:text-properties officeooo:rsid="0016cd8a"/>
    </style:style>
    <style:style style:name="T3" style:family="text">
      <style:text-properties officeooo:rsid="0018b17a"/>
    </style:style>
    <style:style style:name="T4" style:family="text">
      <style:text-properties officeooo:rsid="001d9d0f"/>
    </style:style>
    <style:style style:name="T5" style:family="text">
      <style:text-properties fo:color="#000000"/>
    </style:style>
    <style:style style:name="T6" style:family="text">
      <style:text-properties officeooo:rsid="0045e996"/>
    </style:style>
    <style:style style:name="T7" style:family="text">
      <style:text-properties officeooo:rsid="003f2b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ored = further analysis required</text:p>
      <text:p text:style-name="Standard"/>
      <text:p text:style-name="Standard">THINGS TO ADD/CHANGE:</text:p>
      <text:p text:style-name="P14"/>
      <text:p text:style-name="P15"/>
      <text:p text:style-name="P2"/>
      <text:p text:style-name="P2"/>
      <text:p text:style-name="P2">DECIDED NOT TO ADD:</text:p>
      <text:p text:style-name="Standard"/>
      <text:p text:style-name="P16">Add section on how much new 4-IFM model changes things</text:p>
      <text:p text:style-name="P17">not using makes you report v0 <text:span text:style-name="T6">0.4% too high, vr 4% too low, alpha 1.7% too low</text:span></text:p>
      <text:p text:style-name="P13">in total: not using it makes you report alpha 0.06% too high</text:p>
      <text:p text:style-name="Standard"/>
      <text:p text:style-name="Standard"/>
      <text:p text:style-name="Standard">How wrong your result is if you get dL wrong by how much</text:p>
      <text:list xml:id="list8580208495273708769" text:style-name="L1">
        <text:list-item>
          <text:p text:style-name="P10">Using data taken at dL = -400 um (150429)</text:p>
          <text:list>
            <text:list-item>
              <text:p text:style-name="P10">assume dL = 0 for vel analysis: vel wrong by -0.6%</text:p>
            </text:list-item>
          </text:list>
        </text:list-item>
        <text:list-item>
          <text:p text:style-name="P10">Using data taken at dL = 0 (150331)</text:p>
          <text:list>
            <text:list-item>
              <text:p text:style-name="P10">assume dL = 0 for vel analysis: vel wrong by +0.6%</text:p>
            </text:list-item>
          </text:list>
        </text:list-item>
        <text:list-item>
          <text:p text:style-name="P11">This seems to imply that one dL is much like another, i.e. error in knowledge of dL yields same error in polarizability regardless of dL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3:31:47.565001791</meta:creation-date>
    <dc:date>2015-08-17T16:06:05.549609670</dc:date>
    <meta:editing-duration>P3DT20H4M23S</meta:editing-duration>
    <meta:editing-cycles>98</meta:editing-cycles>
    <meta:generator>LibreOffice/4.2.8.2$Linux_X86_64 LibreOffice_project/420m0$Build-2</meta:generator>
    <dc:creator>Maxwell Gregoire</dc:creator>
    <meta:document-statistic meta:table-count="0" meta:image-count="0" meta:object-count="0" meta:page-count="1" meta:paragraph-count="12" meta:word-count="133" meta:character-count="640" meta:non-whitespace-character-count="524"/>
  </office:meta>
</office:document-meta>
</file>